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499cm" fo:margin-bottom="0cm" loext:contextual-spacing="false" fo:line-height="120%"/>
      <style:text-properties style:font-name="Arial" fo:font-size="14pt" fo:language="en" fo:country="GB" officeooo:rsid="00027dd1" officeooo:paragraph-rsid="00027dd1" style:font-size-asian="14pt" style:font-size-complex="14pt"/>
    </style:style>
    <style:style style:name="P2" style:family="paragraph" style:parent-style-name="Standard">
      <style:paragraph-properties fo:margin-top="0.499cm" fo:margin-bottom="0cm" loext:contextual-spacing="false" fo:line-height="120%"/>
      <style:text-properties style:font-name="Arial" fo:font-size="14pt" fo:language="en" fo:country="GB" officeooo:rsid="00027dd1" officeooo:paragraph-rsid="000466da" style:font-size-asian="14pt" style:font-size-complex="14pt"/>
    </style:style>
    <style:style style:name="P3" style:family="paragraph" style:parent-style-name="Standard">
      <style:paragraph-properties fo:margin-top="0.499cm" fo:margin-bottom="0cm" loext:contextual-spacing="false" fo:line-height="120%"/>
      <style:text-properties style:font-name="Arial" fo:font-size="14pt" fo:language="en" fo:country="GB" officeooo:rsid="00027dd1" officeooo:paragraph-rsid="00057111" style:font-size-asian="14pt" style:font-size-complex="14pt"/>
    </style:style>
    <style:style style:name="P4" style:family="paragraph" style:parent-style-name="Standard">
      <style:paragraph-properties fo:margin-top="0.499cm" fo:margin-bottom="0cm" loext:contextual-spacing="false" fo:line-height="120%"/>
      <style:text-properties style:font-name="Arial" fo:font-size="14pt" fo:language="en" fo:country="GB" officeooo:rsid="000466da" officeooo:paragraph-rsid="000466da" style:font-size-asian="14pt" style:font-size-complex="14pt"/>
    </style:style>
    <style:style style:name="T1" style:family="text">
      <style:text-properties officeooo:rsid="000466da"/>
    </style:style>
    <style:style style:name="T2" style:family="text">
      <style:text-properties officeooo:rsid="00057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.5</text:p>
      <text:p text:style-name="P1"/>
      <text:p text:style-name="P2">1. Companies only employ people being able to speak English. <text:span text:style-name="T1">And they expect a better skill level than people get from their A level. (line 17) <text:line-break/></text:span>So it's important to an engineer to get the workplace at all. (line 9) <text:line-break/>Moreover English skills are important, because English is a “lingua franca” in our globalized world. (line 4)</text:p>
      <text:p text:style-name="P1"/>
      <text:p text:style-name="P3">2. The modern engineer need to be able to talk to people from differenct contries with different native languages. (line 8<text:span text:style-name="T1">) <text:line-break/>Collaboration is more important than scientific knowledge. (line 19)</text:span></text:p>
      <text:p text:style-name="P3"/>
      <text:p text:style-name="P4">3. They can be improved by practise. The author recommended written exercises as well as oral exercises. Moreover students should give presentations, even if they don't like them.</text:p>
      <text:p text:style-name="P1"/>
      <text:p text:style-name="P4">4. I've absolutely no idea,<text:span text:style-name="T2">because I neither know many engineers in real life nor do I listen to them when they are speaking in English</text:span>. <text:span text:style-name="T2">I guess, that the author exaggerated a bi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4:37:33.403000000</meta:creation-date>
    <dc:date>2018-03-23T18:08:57.026000000</dc:date>
    <meta:editing-duration>PT19M54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5" meta:word-count="150" meta:character-count="891" meta:non-whitespace-character-count="742"/>
  </office:meta>
</office:document-meta>
</file>